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 – num bits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 – num bits activ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 – range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t block size </text:p>
          </table:table-cell>
          <table:table-cell table:formula="of:=ROUNDDOWN([.B1]/[.B2])" office:value-type="float" office:value="4" calcext:value-type="float">
            <text:p>4</text:p>
          </table:table-cell>
          <table:table-cell/>
          <table:table-cell office:value-type="string" calcext:value-type="string">
            <text:p>rounddown(N/A)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Ath root of 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POWER(Base; [.B11] + 1)" office:value-type="float" office:value="1291.467969" calcext:value-type="float">
            <text:p>1291.467969</text:p>
          </table:table-cell>
          <table:table-cell table:formula="of:=POWER(Base; [.C11] + 1)" office:value-type="float" office:value="391.35393" calcext:value-type="float">
            <text:p>391.35393</text:p>
          </table:table-cell>
          <table:table-cell table:formula="of:=POWER(Base; [.D11] + 1)" office:value-type="float" office:value="118.5921" calcext:value-type="float">
            <text:p>118.5921</text:p>
          </table:table-cell>
          <table:table-cell table:formula="of:=POWER(Base; [.E11] + 1)" office:value-type="float" office:value="35.937" calcext:value-type="float">
            <text:p>35.937</text:p>
          </table:table-cell>
          <table:table-cell table:formula="of:=POWER(Base; [.F11] + 1)" office:value-type="float" office:value="10.89" calcext:value-type="float">
            <text:p>10.89</text:p>
          </table:table-cell>
          <table:table-cell table:formula="of:=POWER(Base; [.G11] + 1)" office:value-type="float" office:value="3.3" calcext:value-type="float">
            <text:p>3.3</text:p>
          </table:table-cell>
          <table:table-cell table:formula="of:=POWER(Base; [.H11] + 1)" office:value-type="float" office:value="1" calcext:value-type="float">
            <text:p>1</text:p>
          </table:table-cell>
          <table:table-cell table:formula="of:=POWER(Base; [.I11] + 1)" office:value-type="float" office:value="0.303030303030303" calcext:value-type="float">
            <text:p>0.303030303</text:p>
          </table:table-cell>
          <table:table-cell table:formula="of:=POWER(Base; [.J11] + 1)" office:value-type="float" office:value="0.0918273645546373" calcext:value-type="float">
            <text:p>0.0918273646</text:p>
          </table:table-cell>
          <table:table-cell table:formula="of:=POWER(Base; [.K11] + 1)" office:value-type="float" office:value="0.0278264741074658" calcext:value-type="float">
            <text:p>0.027826474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Number" office:value-type="float" office:value="48" calcext:value-type="float">
            <text:p>48</text:p>
          </table:table-cell>
          <table:table-cell table:formula="of:=[.B15]" office:value-type="float" office:value="48" calcext:value-type="float">
            <text:p>48</text:p>
          </table:table-cell>
          <table:table-cell table:formula="of:=[.C15]" office:value-type="float" office:value="48" calcext:value-type="float">
            <text:p>48</text:p>
          </table:table-cell>
          <table:table-cell table:formula="of:=[.D15]" office:value-type="float" office:value="48" calcext:value-type="float">
            <text:p>48</text:p>
          </table:table-cell>
          <table:table-cell table:formula="of:=[.E15]" office:value-type="float" office:value="12.063" calcext:value-type="float">
            <text:p>12.063</text:p>
          </table:table-cell>
          <table:table-cell table:formula="of:=[.F15]" office:value-type="float" office:value="1.173" calcext:value-type="float">
            <text:p>1.173</text:p>
          </table:table-cell>
          <table:table-cell table:formula="of:=[.G15]" office:value-type="float" office:value="1.173" calcext:value-type="float">
            <text:p>1.173</text:p>
          </table:table-cell>
          <table:table-cell table:formula="of:=[.H15]" office:value-type="float" office:value="0.173000000000004" calcext:value-type="float">
            <text:p>0.173</text:p>
          </table:table-cell>
          <table:table-cell table:formula="of:=[.I15]" office:value-type="float" office:value="0.173000000000004" calcext:value-type="float">
            <text:p>0.173</text:p>
          </table:table-cell>
          <table:table-cell table:formula="of:=[.J15]" office:value-type="float" office:value="0.0811726354453663" calcext:value-type="float">
            <text:p>0.0811726354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ROUNDDOWN([.B13]/[.B12])" office:value-type="float" office:value="0" calcext:value-type="float">
            <text:p>0</text:p>
          </table:table-cell>
          <table:table-cell table:formula="of:=ROUNDDOWN([.C13]/[.C12])" office:value-type="float" office:value="0" calcext:value-type="float">
            <text:p>0</text:p>
          </table:table-cell>
          <table:table-cell table:formula="of:=ROUNDDOWN([.D13]/[.D12])" office:value-type="float" office:value="0" calcext:value-type="float">
            <text:p>0</text:p>
          </table:table-cell>
          <table:table-cell table:formula="of:=ROUNDDOWN([.E13]/[.E12])" office:value-type="float" office:value="1" calcext:value-type="float">
            <text:p>1</text:p>
          </table:table-cell>
          <table:table-cell table:formula="of:=ROUNDDOWN([.F13]/[.F12])" office:value-type="float" office:value="1" calcext:value-type="float">
            <text:p>1</text:p>
          </table:table-cell>
          <table:table-cell table:formula="of:=ROUNDDOWN([.G13]/[.G12])" office:value-type="float" office:value="0" calcext:value-type="float">
            <text:p>0</text:p>
          </table:table-cell>
          <table:table-cell table:formula="of:=ROUNDDOWN([.H13]/[.H12])" office:value-type="float" office:value="1" calcext:value-type="float">
            <text:p>1</text:p>
          </table:table-cell>
          <table:table-cell table:formula="of:=ROUNDDOWN([.I13]/[.I12])" office:value-type="float" office:value="0" calcext:value-type="float">
            <text:p>0</text:p>
          </table:table-cell>
          <table:table-cell table:formula="of:=ROUNDDOWN([.J13]/[.J12])" office:value-type="float" office:value="1" calcext:value-type="float">
            <text:p>1</text:p>
          </table:table-cell>
          <table:table-cell table:formula="of:=ROUNDDOWN([.K13]/[.K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ainder</text:p>
          </table:table-cell>
          <table:table-cell table:formula="of:=[.B13]-[.B14]*[.B12]" office:value-type="float" office:value="48" calcext:value-type="float">
            <text:p>48</text:p>
          </table:table-cell>
          <table:table-cell table:formula="of:=[.C13]-[.C14]*[.C12]" office:value-type="float" office:value="48" calcext:value-type="float">
            <text:p>48</text:p>
          </table:table-cell>
          <table:table-cell table:formula="of:=[.D13]-[.D14]*[.D12]" office:value-type="float" office:value="48" calcext:value-type="float">
            <text:p>48</text:p>
          </table:table-cell>
          <table:table-cell table:formula="of:=[.E13]-[.E14]*[.E12]" office:value-type="float" office:value="12.063" calcext:value-type="float">
            <text:p>12.063</text:p>
          </table:table-cell>
          <table:table-cell table:formula="of:=[.F13]-[.F14]*[.F12]" office:value-type="float" office:value="1.173" calcext:value-type="float">
            <text:p>1.173</text:p>
          </table:table-cell>
          <table:table-cell table:formula="of:=[.G13]-[.G14]*[.G12]" office:value-type="float" office:value="1.173" calcext:value-type="float">
            <text:p>1.173</text:p>
          </table:table-cell>
          <table:table-cell table:formula="of:=[.H13]-[.H14]*[.H12]" office:value-type="float" office:value="0.173000000000004" calcext:value-type="float">
            <text:p>0.173</text:p>
          </table:table-cell>
          <table:table-cell table:formula="of:=[.I13]-[.I14]*[.I12]" office:value-type="float" office:value="0.173000000000004" calcext:value-type="float">
            <text:p>0.173</text:p>
          </table:table-cell>
          <table:table-cell table:formula="of:=[.J13]-[.J14]*[.J12]" office:value-type="float" office:value="0.0811726354453663" calcext:value-type="float">
            <text:p>0.0811726354</text:p>
          </table:table-cell>
          <table:table-cell table:formula="of:=[.K13]-[.K14]*[.K12]" office:value-type="float" office:value="0.0255196872304346" calcext:value-type="float">
            <text:p>0.02551968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onstruct</text:p>
          </table:table-cell>
          <table:table-cell table:formula="of:=[.B14]*[.B12]" office:value-type="float" office:value="0" calcext:value-type="float">
            <text:p>0</text:p>
          </table:table-cell>
          <table:table-cell table:formula="of:=[.C14]*[.C12]" office:value-type="float" office:value="0" calcext:value-type="float">
            <text:p>0</text:p>
          </table:table-cell>
          <table:table-cell table:formula="of:=[.D14]*[.D12]" office:value-type="float" office:value="0" calcext:value-type="float">
            <text:p>0</text:p>
          </table:table-cell>
          <table:table-cell table:formula="of:=[.E14]*[.E12]" office:value-type="float" office:value="35.937" calcext:value-type="float">
            <text:p>35.937</text:p>
          </table:table-cell>
          <table:table-cell table:formula="of:=[.F14]*[.F12]" office:value-type="float" office:value="10.89" calcext:value-type="float">
            <text:p>10.89</text:p>
          </table:table-cell>
          <table:table-cell table:formula="of:=[.G14]*[.G12]" office:value-type="float" office:value="0" calcext:value-type="float">
            <text:p>0</text:p>
          </table:table-cell>
          <table:table-cell table:formula="of:=[.H14]*[.H12]" office:value-type="float" office:value="1" calcext:value-type="float">
            <text:p>1</text:p>
          </table:table-cell>
          <table:table-cell table:formula="of:=[.I14]*[.I12]" office:value-type="float" office:value="0" calcext:value-type="float">
            <text:p>0</text:p>
          </table:table-cell>
          <table:table-cell table:formula="of:=[.J14]*[.J12]" office:value-type="float" office:value="0.0918273645546373" calcext:value-type="float">
            <text:p>0.0918273646</text:p>
          </table:table-cell>
          <table:table-cell table:formula="of:=[.K14]*[.K12]" office:value-type="float" office:value="0.0556529482149317" calcext:value-type="float">
            <text:p>0.05565294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econstructed number</text:p>
          </table:table-cell>
          <table:table-cell/>
          <table:table-cell table:formula="of:=SUM([.B17:.K17])" office:value-type="float" office:value="47.9744803127696" calcext:value-type="float">
            <text:p>47.9744803128</text:p>
          </table:table-cell>
          <table:table-cell table:number-columns-repeated="8"/>
        </table:table-row>
      </table:table>
      <table:named-expressions>
        <table:named-range table:name="Base" table:base-cell-address="$Sheet1.$B$7" table:cell-range-address="$Sheet1.$B$7"/>
        <table:named-range table:name="Number" table:base-cell-address="$Sheet1.$B$9" table:cell-range-address="$Sheet1.$B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4:38:22.134505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4:07:37.585838687</meta:creation-date>
    <dc:date>2014-09-02T17:47:41.616089312</dc:date>
    <meta:editing-duration>PT2S</meta:editing-duration>
    <meta:editing-cycles>2</meta:editing-cycles>
    <meta:generator>LibreOffice/4.2.4.2$Linux_X86_64 LibreOffice_project/420m0$Build-2</meta:generator>
    <meta:document-statistic meta:table-count="1" meta:cell-count="82" meta:object-count="0"/>
  </office:meta>
</office:document-meta>
</file>